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944in"/>
    </style:style>
    <style:style style:name="Table1.B" style:family="table-column">
      <style:table-column-properties style:column-width="0.8639in"/>
    </style:style>
    <style:style style:name="Table1.C" style:family="table-column">
      <style:table-column-properties style:column-width="0.7069in"/>
    </style:style>
    <style:style style:name="Table1.H" style:family="table-column">
      <style:table-column-properties style:column-width="0.7104in"/>
    </style:style>
    <style:style style:name="Table1.I" style:family="table-column">
      <style:table-column-properties style:column-width="1.42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4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1e21fe" style:font-size-asian="12pt" style:font-size-complex="12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officeooo:paragraph-rsid="0012f8ee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2f8ee" style:font-name-asian="Times New Roman1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f8ee"/>
    </style:style>
    <style:style style:name="P18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21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2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size-asian="12pt" style:font-size-complex="12pt"/>
    </style:style>
    <style:style style:name="P2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2pt" officeooo:paragraph-rsid="0016f4c1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6" style:family="paragraph" style:parent-style-name="Table_20_Contents">
      <style:paragraph-properties fo:text-align="center" style:justify-single-word="false" style:writing-mode="lr-tb"/>
      <style:text-properties style:font-name="Times New Roman" fo:font-size="12pt" officeooo:paragraph-rsid="001e21f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size-complex="14pt"/>
    </style:style>
    <style:style style:name="T3" style:family="text">
      <style:text-properties fo:font-weight="bold" officeooo:rsid="00177d68" style:font-name-asian="Times New Roman1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size-complex="14pt" style:font-weight-complex="bold"/>
    </style:style>
    <style:style style:name="T5" style:family="text">
      <style:text-properties style:font-name="Times New Roman" fo:language="uk" fo:country="UA" fo:font-weight="bold" officeooo:rsid="00752f12" style:font-weight-asian="bold" style:font-size-complex="14pt" style:font-weight-complex="bold"/>
    </style:style>
    <style:style style:name="T6" style:family="text">
      <style:text-properties style:font-name="Times New Roman" fo:language="uk" fo:country="UA" style:font-size-complex="14pt"/>
    </style:style>
    <style:style style:name="T7" style:family="text">
      <style:text-properties style:font-name="Times New Roman" fo:language="uk" fo:country="UA" officeooo:rsid="00752f12" style:font-size-complex="14pt"/>
    </style:style>
    <style:style style:name="T8" style:family="text">
      <style:text-properties style:font-name="Times New Roman" fo:language="uk" fo:country="UA" officeooo:rsid="00169f64" style:font-size-complex="14pt"/>
    </style:style>
    <style:style style:name="T9" style:family="text">
      <style:text-properties style:font-name="Times New Roman" fo:font-size="14pt" style:font-name-asian="Calibri" style:font-size-asian="14pt" style:language-asian="en" style:country-asian="US"/>
    </style:style>
    <style:style style:name="T10" style:family="text">
      <style:text-properties style:font-name="Times New Roman" fo:font-size="14pt" style:font-name-asian="Calibri" style:font-size-asian="14pt" style:language-asian="en" style:country-asian="US" style:font-size-complex="14pt"/>
    </style:style>
    <style:style style:name="T11" style:family="text">
      <style:text-properties style:font-name="Times New Roman" style:font-name-asian="Calibri" style:language-asian="en" style:country-asian="US"/>
    </style:style>
    <style:style style:name="T12" style:family="text">
      <style:text-properties fo:language="uk" fo:country="UA" fo:font-weight="bold" style:font-name-asian="Times New Roman1" style:font-weight-asian="bold" style:font-size-complex="14pt"/>
    </style:style>
    <style:style style:name="T13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14" style:family="text">
      <style:text-properties fo:language="uk" fo:country="UA" fo:font-weight="bold" fo:background-color="#ffffff" loext:char-shading-value="0" style:font-weight-asian="bold"/>
    </style:style>
    <style:style style:name="T15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16" style:family="text">
      <style:text-properties fo:language="uk" fo:country="UA" fo:font-weight="normal" officeooo:rsid="00177d68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8" style:family="text">
      <style:text-properties officeooo:rsid="0012bbd1"/>
    </style:style>
    <style:style style:name="T19" style:family="text">
      <style:text-properties fo:font-size="14pt" style:font-name-asian="Calibri" style:font-size-asian="14pt" style:language-asian="en" style:country-asian="US"/>
    </style:style>
    <style:style style:name="T20" style:family="text">
      <style:text-properties style:font-name-asian="Calibri" style:language-asian="en" style:country-asian="US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03in" draw:visible-area-height="1.9803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10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Дніпровський національний університет<text:line-break/>залізничного транспорту імені академіка В. Лазаряна</text:p>
      <text:p text:style-name="P12"/>
      <text:p text:style-name="P13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16">Додаткове завдання з аналізу інформаційного наповнення сайтів для л.р. № 4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3">Виконав:</text:p>
      <text:p text:style-name="P19">студент гр.ПЗ1911 </text:p>
      <text:p text:style-name="P19">Сафонов Д.Є.</text:p>
      <text:p text:style-name="P23"><text:span text:style-name="T11">Прийняла:</text:span></text:p>
      <text:p text:style-name="P22"><text:span text:style-name="T20"><text:s text:c="2"/>Шаповал І.В.</text:span></text:p>
      <text:p text:style-name="P20"/>
      <text:p text:style-name="P20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><text:bookmark text:name="page3R_mcid1"/><text:span text:style-name="T6">Дніпро, 202</text:span><text:span text:style-name="T8">2</text:span></text:p>
      <text:p text:style-name="P21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3">Обрані сайти:</text:p>
      <text:list xml:id="list605482489" text:style-name="L1">
        <text:list-item>
          <text:p text:style-name="P4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4"><text:a xlink:type="simple" xlink:href="https://telemart.ua/" text:style-name="Internet_20_link" text:visited-style-name="Visited_20_Internet_20_Link">https://telemart.ua/</text:a></text:p>
        </text:list-item>
        <text:list-item>
          <text:p text:style-name="P4"><text:a xlink:type="simple" xlink:href="https://www.moyo.ua/" text:style-name="Internet_20_link" text:visited-style-name="Visited_20_Internet_20_Link">https://www.moyo.ua/</text:a></text:p>
        </text:list-item>
        <text:list-item>
          <text:p text:style-name="P4"><text:a xlink:type="simple" xlink:href="https://comfy.ua/" text:style-name="Internet_20_link" text:visited-style-name="Visited_20_Internet_20_Link">https://comfy.ua/</text:a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row table:style-name="TableLine94319503186880">
          <table:table-cell table:style-name="Table1.A1" office:value-type="string">
            <text:p text:style-name="P24">№</text:p>
          </table:table-cell>
          <table:table-cell table:style-name="Table1.A1" office:value-type="string">
            <text:p text:style-name="P6"><text:bookmark text:name="page25R_mcid10"/>Параметри</text:p>
            <text:p text:style-name="P25"/>
          </table:table-cell>
          <table:table-cell table:style-name="Table1.A1" table:number-columns-spanned="6" office:value-type="string">
            <text:p text:style-name="P6"><text:bookmark text:name="page25R_mcid11"/>Значення коефіцієнтів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Table1.I1" office:value-type="string">
            <text:p text:style-name="P6"><text:bookmark text:name="page25R_mcid12"/>Зауваження</text:p>
            <text:p text:style-name="P25"/>
          </table:table-cell>
        </table:table-row>
        <table:table-row table:style-name="TableLine94319503186880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6"><text:bookmark text:name="page25R_mcid14"/>Кр</text:p>
          </table:table-cell>
          <table:table-cell table:style-name="Table1.A2" office:value-type="string">
            <text:p text:style-name="P7">Кн</text:p>
            <text:p text:style-name="P26"/>
          </table:table-cell>
          <table:table-cell table:style-name="Table1.A2" office:value-type="string">
            <text:p text:style-name="P7">Кп</text:p>
          </table:table-cell>
          <table:table-cell table:style-name="Table1.A2" office:value-type="string">
            <text:p text:style-name="P7">Ка</text:p>
          </table:table-cell>
          <table:table-cell table:style-name="Table1.A2" office:value-type="string">
            <text:p text:style-name="P7">Кд</text:p>
          </table:table-cell>
          <table:table-cell table:style-name="Table1.A2" office:value-type="string">
            <text:p text:style-name="P7">Кя</text:p>
          </table:table-cell>
          <table:table-cell table:style-name="Table1.I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3T16:59:28.594000441</dc:date>
    <meta:editing-duration>PT25M35S</meta:editing-duration>
    <meta:editing-cycles>15</meta:editing-cycles>
    <meta:generator>LibreOffice/7.1.7.2$Linux_X86_64 LibreOffice_project/10$Build-2</meta:generator>
    <meta:document-statistic meta:table-count="1" meta:image-count="0" meta:object-count="1" meta:page-count="2" meta:paragraph-count="28" meta:word-count="92" meta:character-count="744" meta:non-whitespace-character-count="675"/>
  </office:meta>
</office:document-meta>
</file>